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include &lt;unistd.h&gt;<text:tab/><text:tab/><text:tab/><text:tab/>//Needed for I2C port</text:p>
      <text:p text:style-name="Preformatted_20_Text">#include &lt;fcntl.h&gt;<text:tab/><text:tab/><text:tab/><text:tab/>//Needed for I2C port</text:p>
      <text:p text:style-name="Preformatted_20_Text">#include &lt;sys/ioctl.h&gt;<text:tab/><text:tab/><text:tab/>//Needed for I2C port</text:p>
      <text:p text:style-name="Preformatted_20_Text">#include &lt;linux/i2c-dev.h&gt;<text:tab/><text:tab/>//Needed for I2C port</text:p>
      <text:p text:style-name="Preformatted_20_Text">int file_i2c;</text:p>
      <text:p text:style-name="Preformatted_20_Text">int length;</text:p>
      <text:p text:style-name="Preformatted_20_Text">unsigned char buffer[60] = {0};</text:p>
      <text:p text:style-name="Preformatted_20_Text"/>
      <text:p text:style-name="Preformatted_20_Text">//----- OPEN THE I2C BUS -----</text:p>
      <text:p text:style-name="Preformatted_20_Text">char *filename = (char*)"/dev/i2c-1";</text:p>
      <text:p text:style-name="Preformatted_20_Text">if ((file_i2c = open(filename, O_RDWR)) &lt; 0)</text:p>
      <text:p text:style-name="Preformatted_20_Text">{</text:p>
      <text:p text:style-name="Preformatted_20_Text"><text:s text:c="4"/>//ERROR HANDLING: you can check errno to see what went wrong</text:p>
      <text:p text:style-name="Preformatted_20_Text"><text:s text:c="4"/>printf("Failed to open the i2c bus");</text:p>
      <text:p text:style-name="Preformatted_20_Text"><text:s text:c="4"/>return;</text:p>
      <text:p text:style-name="Preformatted_20_Text">}</text:p>
      <text:p text:style-name="Preformatted_20_Text"/>
      <text:p text:style-name="Preformatted_20_Text">int addr = 0x5a; <text:s text:c="9"/>//&lt;&lt;&lt;&lt;&lt;The I2C address of the slave</text:p>
      <text:p text:style-name="Preformatted_20_Text">if (ioctl(file_i2c, I2C_SLAVE, addr) &lt; 0)</text:p>
      <text:p text:style-name="Preformatted_20_Text">{</text:p>
      <text:p text:style-name="Preformatted_20_Text"><text:s text:c="4"/>printf("Failed to acquire bus access and/or talk to slave.\n");</text:p>
      <text:p text:style-name="Preformatted_20_Text"><text:s text:c="4"/>//ERROR HANDLING; you can check errno to see what went wrong</text:p>
      <text:p text:style-name="Preformatted_20_Text"><text:s text:c="4"/>return;</text:p>
      <text:p text:style-name="Preformatted_20_Text">}</text:p>
      <text:p text:style-name="Preformatted_20_Text"/>
      <text:p text:style-name="Preformatted_20_Text"/>
      <text:p text:style-name="Preformatted_20_Text">//----- READ BYTES -----</text:p>
      <text:p text:style-name="Preformatted_20_Text">length = 4;<text:tab/><text:tab/><text:tab/>//&lt;&lt;&lt; Number of bytes to read</text:p>
      <text:p text:style-name="Preformatted_20_Text">if (read(file_i2c, buffer, length) != length)<text:tab/><text:tab/>//read() returns the number of bytes actually read, if it doesn't match then an error occurred (e.g. no response from the device)</text:p>
      <text:p text:style-name="Preformatted_20_Text">{</text:p>
      <text:p text:style-name="Preformatted_20_Text"><text:s text:c="4"/>//ERROR HANDLING: i2c transaction failed</text:p>
      <text:p text:style-name="Preformatted_20_Text"><text:s text:c="4"/>printf("Failed to read from the i2c bus.\n");</text:p>
      <text:p text:style-name="Preformatted_20_Text">}</text:p>
      <text:p text:style-name="Preformatted_20_Text">else</text:p>
      <text:p text:style-name="Preformatted_20_Text">{</text:p>
      <text:p text:style-name="Preformatted_20_Text"><text:s text:c="4"/>printf("Data read: %s\n", buffer);</text:p>
      <text:p text:style-name="Preformatted_20_Text">}</text:p>
      <text:p text:style-name="Preformatted_20_Text"/>
      <text:p text:style-name="Preformatted_20_Text">//----- WRITE BYTES -----</text:p>
      <text:p text:style-name="Preformatted_20_Text">buffer[0] = 0x01;</text:p>
      <text:p text:style-name="Preformatted_20_Text">buffer[1] = 0x02;</text:p>
      <text:p text:style-name="Preformatted_20_Text">length = 2;<text:tab/><text:tab/><text:tab/>//&lt;&lt;&lt; Number of bytes to write</text:p>
      <text:p text:style-name="Preformatted_20_Text">if (write(file_i2c, buffer, length) != length)<text:tab/><text:tab/>//write() returns the number of bytes actually written, if it doesn't match then an error occurred (e.g. no response from the device)</text:p>
      <text:p text:style-name="Preformatted_20_Text">{</text:p>
      <text:p text:style-name="Preformatted_20_Text"><text:s text:c="4"/>/* ERROR HANDLING: i2c transaction failed */</text:p>
      <text:p text:style-name="Preformatted_20_Text"><text:s text:c="4"/>printf("Failed to write to the i2c bus.\n");</text:p>
      <text:p text:style-name="Preformatted_20_Text">}</text:p>
      <text:p text:style-name="Preformatted_20_Text">//------------------------------</text:p>
      <text:p text:style-name="Preformatted_20_Text">// stusb4500_reset resets the STUSB4500. This also results in loss of</text:p>
      <text:p text:style-name="Preformatted_20_Text">// power to the entire board while STUSB4500 boots up again, effectively</text:p>
      <text:p text:style-name="Preformatted_20_Text">// resetting the uC as well.</text:p>
      <text:p text:style-name="Preformatted_20_Text">bool stusb4500_reset() {</text:p>
      <text:p text:style-name="Preformatted_20_Text"><text:s text:c="2"/>enum { addr = 0x28 };</text:p>
      <text:p text:style-name="Preformatted_20_Text"><text:s text:c="2"/>return i2c_reg_write(addr, 0x23, 0x01);</text:p>
      <text:p text:style-name="Preformatted_20_Text">} // stusb4500_rese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0T14:47:42.878186740</dc:date>
    <meta:editing-duration>PT51S</meta:editing-duration>
    <meta:editing-cycles>1</meta:editing-cycles>
    <meta:document-statistic meta:table-count="0" meta:image-count="0" meta:object-count="0" meta:page-count="1" meta:paragraph-count="50" meta:word-count="280" meta:character-count="1785" meta:non-whitespace-character-count="1483"/>
    <meta:generator>LibreOffice/7.0.4.2$Linux_X86_64 LibreOffice_project/00$Build-2</meta:generator>
  </office:meta>
</office:document-meta>
</file>